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E0000019C233EB409307EF1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6.7362in" svg:height="2.9465in" draw:z-index="0"><draw:image xlink:href="Pictures/10000201000003AE0000019C233EB409307EF131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6:40:24.081000000</dc:date>
    <meta:editing-duration>PT6M22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5.1.1.3$Windows_x86 LibreOffice_project/89f508ef3ecebd2cfb8e1def0f0ba9a803b88a6d</meta:generator>
  </office:meta>
</office:document-meta>
</file>